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2" style:family="table-column">
      <style:table-column-properties fo:break-before="auto" style:column-width="1.6382in"/>
    </style:style>
    <style:style style:name="co4" style:family="table-column">
      <style:table-column-properties fo:break-before="auto" style:column-width="4.6646in"/>
    </style:style>
    <style:style style:name="co5" style:family="table-column">
      <style:table-column-properties fo:break-before="auto" style:column-width="0.6661in"/>
    </style:style>
    <style:style style:name="co6" style:family="table-column">
      <style:table-column-properties fo:break-before="auto" style:column-width="0.4366in"/>
    </style:style>
    <style:style style:name="co7" style:family="table-column">
      <style:table-column-properties fo:break-before="auto" style:column-width="0.31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4080" style:font-name="ArialMT" fo:font-size="13pt" fo:language="en" fo:country="US" style:font-name-asian="ArialMT" style:font-size-asian="13pt" style:language-asian="en" style:country-asian="US" style:font-name-complex="ArialMT" style:font-size-complex="13pt" style:language-complex="en" style:country-complex="US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ext-properties fo:color="#004080" style:text-outline="false" style:text-line-through-style="none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4080" style:text-outline="false" style:text-line-through-style="none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3pt" style:language-asian="en" style:country-asian="US" style:font-style-asian="normal" style:font-weight-asian="normal" style:font-name-complex="ArialMT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Default" office:value-type="string">
            <text:p>PIN</text:p>
          </table:table-cell>
          <table:table-cell table:style-name="Default" office:value-type="string">
            <text:p>PR</text:p>
          </table:table-cell>
          <table:table-cell office:value-type="string">
            <text:p>PRU</text:p>
          </table:table-cell>
          <table:table-cell office:value-type="string">
            <text:p>expansion</text:p>
          </table:table-cell>
          <table:table-cell office:value-type="string">
            <text:p>header</text:p>
          </table:table-cell>
          <table:table-cell office:value-type="string">
            <text:p>R30Mode</text:p>
          </table:table-cell>
          <table:table-cell office:value-type="string">
            <text:p>R31Mode</text:p>
          </table:table-cell>
          <table:table-cell office:value-type="string">
            <text:p>mem</text:p>
          </table:table-cell>
        </table:table-row>
        <table:table-row table:style-name="ro2" table:visibility="filter">
          <table:table-cell table:style-name="ce1" office:value-type="string">
            <text:p>U9</text:p>
          </table:table-cell>
          <table:table-cell table:style-name="ce1" office:value-type="string">
            <text:p>PR1_PRU1_PRU_R30_12/PR1_PRU1_PRU_R31_12</text:p>
          </table:table-cell>
          <table:table-cell office:value-type="string">
            <text:p>PRU1</text:p>
          </table:table-cell>
          <table:table-cell office:value-type="string">
            <text:p>P8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V9</text:p>
          </table:table-cell>
          <table:table-cell office:value-type="string">
            <text:p>PR1_PRU1_PRU_R30_13/PR1_PRU1_PRU_R31_13</text:p>
          </table:table-cell>
          <table:table-cell office:value-type="string">
            <text:p>PRU1</text:p>
          </table:table-cell>
          <table:table-cell office:value-type="string">
            <text:p>P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T12</text:p>
          </table:table-cell>
          <table:table-cell office:value-type="string">
            <text:p>PR1_PRU0_PRU_R30_14</text:p>
          </table:table-cell>
          <table:table-cell office:value-type="string">
            <text:p>PRU0</text:p>
          </table:table-cell>
          <table:table-cell office:value-type="string">
            <text:p>P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not available</text:p>
          </table:table-cell>
        </table:table-row>
        <table:table-row table:style-name="ro2">
          <table:table-cell office:value-type="string">
            <text:p>R12</text:p>
          </table:table-cell>
          <table:table-cell office:value-type="string">
            <text:p>PR1_PRU0_PRU_R30_15</text:p>
          </table:table-cell>
          <table:table-cell office:value-type="string">
            <text:p>PRU0</text:p>
          </table:table-cell>
          <table:table-cell office:value-type="string">
            <text:p>P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not available</text:p>
          </table:table-cell>
        </table:table-row>
        <table:table-row table:style-name="ro2">
          <table:table-cell office:value-type="string">
            <text:p>v13</text:p>
          </table:table-cell>
          <table:table-cell office:value-type="string">
            <text:p>PR1_PRU0_PRU_R31_14</text:p>
          </table:table-cell>
          <table:table-cell office:value-type="string">
            <text:p>PRU0</text:p>
          </table:table-cell>
          <table:table-cell office:value-type="string">
            <text:p>P8</text:p>
          </table:table-cell>
          <table:table-cell office:value-type="float" office:value="16">
            <text:p>1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ot available</text:p>
          </table:table-cell>
        </table:table-row>
        <table:table-row table:style-name="ro2">
          <table:table-cell office:value-type="string">
            <text:p>U13</text:p>
          </table:table-cell>
          <table:table-cell office:value-type="string">
            <text:p>PR1_PRU0_PRU_R31_15</text:p>
          </table:table-cell>
          <table:table-cell office:value-type="string">
            <text:p>PRU0</text:p>
          </table:table-cell>
          <table:table-cell office:value-type="string">
            <text:p>P8</text:p>
          </table:table-cell>
          <table:table-cell office:value-type="float" office:value="15">
            <text:p>15</text:p>
          </table:table-cell>
          <table:table-cell office:value-type="string">
            <text:p><text:s/></text:p>
          </table:table-cell>
          <table:table-cell office:value-type="float" office:value="6">
            <text:p>6</text:p>
          </table:table-cell>
          <table:table-cell office:value-type="string">
            <text:p>not available</text:p>
          </table:table-cell>
        </table:table-row>
        <table:table-row table:style-name="ro2">
          <table:table-cell office:value-type="string">
            <text:p>G17</text:p>
          </table:table-cell>
          <table:table-cell office:value-type="string">
            <text:p>PR1_PRU0_PRU_R30_12/PR1_PRU0_PRU_R31_12</text:p>
          </table:table-cell>
          <table:table-cell office:value-type="string">
            <text:p>PRU0</text:p>
          </table:table-cell>
          <table:table-cell table:number-columns-repeated="5"/>
        </table:table-row>
        <table:table-row table:style-name="ro2">
          <table:table-cell office:value-type="string">
            <text:p>G18</text:p>
          </table:table-cell>
          <table:table-cell office:value-type="string">
            <text:p>PR1_PRU0_PRU_R30_13/PR1_PRU0_PRU_R31_13</text:p>
          </table:table-cell>
          <table:table-cell office:value-type="string">
            <text:p>PRU0</text:p>
          </table:table-cell>
          <table:table-cell table:number-columns-repeated="5"/>
        </table:table-row>
        <table:table-row table:style-name="ro2">
          <table:table-cell office:value-type="string">
            <text:p>G16</text:p>
          </table:table-cell>
          <table:table-cell office:value-type="string">
            <text:p>PR1_PRU0_PRU_R30_11/PR1_PRU0_PRU_R31_11</text:p>
          </table:table-cell>
          <table:table-cell office:value-type="string">
            <text:p>PRU0</text:p>
          </table:table-cell>
          <table:table-cell table:number-columns-repeated="5"/>
        </table:table-row>
        <table:table-row table:style-name="ro2">
          <table:table-cell office:value-type="string">
            <text:p>G15</text:p>
          </table:table-cell>
          <table:table-cell office:value-type="string">
            <text:p>PR1_PRU0_PRU_R30_10/PR1_PRU0_PRU_R31_10</text:p>
          </table:table-cell>
          <table:table-cell office:value-type="string">
            <text:p>PRU0</text:p>
          </table:table-cell>
          <table:table-cell table:number-columns-repeated="5"/>
        </table:table-row>
        <table:table-row table:style-name="ro2">
          <table:table-cell office:value-type="string">
            <text:p>F18</text:p>
          </table:table-cell>
          <table:table-cell office:value-type="string">
            <text:p>PR1_PRU0_PRU_R30_9/PR1_PRU0_PRU_R31_9</text:p>
          </table:table-cell>
          <table:table-cell office:value-type="string">
            <text:p>PRU0</text:p>
          </table:table-cell>
          <table:table-cell table:number-columns-repeated="5"/>
        </table:table-row>
        <table:table-row table:style-name="ro2">
          <table:table-cell office:value-type="string">
            <text:p>F17</text:p>
          </table:table-cell>
          <table:table-cell office:value-type="string">
            <text:p>PR1_PRU0_PRU_R30_8/PR1_PRU0_PRU_R31_8</text:p>
          </table:table-cell>
          <table:table-cell office:value-type="string">
            <text:p>PRU0</text:p>
          </table:table-cell>
          <table:table-cell table:number-columns-repeated="5"/>
        </table:table-row>
        <table:table-row table:style-name="ro2" table:visibility="filter">
          <table:table-cell office:value-type="string">
            <text:p>A15</text:p>
          </table:table-cell>
          <table:table-cell office:value-type="string">
            <text:p>PR1_PRU1_R31_16</text:p>
          </table:table-cell>
          <table:table-cell office:value-type="string">
            <text:p>PRU1</text:p>
          </table:table-cell>
          <table:table-cell table:number-columns-repeated="5"/>
        </table:table-row>
        <table:table-row table:style-name="ro2">
          <table:table-cell office:value-type="string">
            <text:p>D14</text:p>
          </table:table-cell>
          <table:table-cell office:value-type="string">
            <text:p>PR1PRU0_PRUR31_16</text:p>
          </table:table-cell>
          <table:table-cell office:value-type="string">
            <text:p>PRU0</text:p>
          </table:table-cell>
          <table:table-cell table:number-columns-repeated="5"/>
        </table:table-row>
        <table:table-row table:style-name="ro2" table:visibility="filter">
          <table:table-cell office:value-type="string">
            <text:p>E16</text:p>
          </table:table-cell>
          <table:table-cell office:value-type="string">
            <text:p>PR1_PRU1_PRU_R30_15/PR1_PRU1_PRU_R31_15</text:p>
          </table:table-cell>
          <table:table-cell office:value-type="string">
            <text:p>PRU1</text:p>
          </table:table-cell>
          <table:table-cell table:number-columns-repeated="5"/>
        </table:table-row>
        <table:table-row table:style-name="ro2" table:visibility="filter">
          <table:table-cell office:value-type="string">
            <text:p>E15</text:p>
          </table:table-cell>
          <table:table-cell office:value-type="string">
            <text:p>PR1_PRU1_PRU_R30_14/PR1_PRU1_PRU_R31_14</text:p>
          </table:table-cell>
          <table:table-cell office:value-type="string">
            <text:p>PRU1</text:p>
          </table:table-cell>
          <table:table-cell table:number-columns-repeated="5"/>
        </table:table-row>
        <table:table-row table:style-name="ro2">
          <table:table-cell office:value-type="string">
            <text:p>D15</text:p>
          </table:table-cell>
          <table:table-cell office:value-type="string">
            <text:p>PR1_PRU0_PRU_R31_16</text:p>
          </table:table-cell>
          <table:table-cell office:value-type="string">
            <text:p>PRU0</text:p>
          </table:table-cell>
          <table:table-cell office:value-type="string">
            <text:p>P9</text:p>
          </table:table-cell>
          <table:table-cell office:value-type="float" office:value="24">
            <text:p>24</text:p>
          </table:table-cell>
          <table:table-cell office:value-type="string">
            <text:p><text:s/></text:p>
          </table:table-cell>
          <table:table-cell office:value-type="float" office:value="6">
            <text:p>6</text:p>
          </table:table-cell>
          <table:table-cell/>
        </table:table-row>
        <table:table-row table:style-name="ro2" table:visibility="filter">
          <table:table-cell office:value-type="string">
            <text:p>D16</text:p>
          </table:table-cell>
          <table:table-cell table:style-name="ce4" office:value-type="string">
            <text:p>PR1_PRU1_PRU_R31_16</text:p>
          </table:table-cell>
          <table:table-cell office:value-type="string">
            <text:p>PRU1</text:p>
          </table:table-cell>
          <table:table-cell office:value-type="string">
            <text:p>P9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R1</text:p>
          </table:table-cell>
          <table:table-cell office:value-type="string">
            <text:p>PR1_PRU1_PRU_R30_0/PR1_PRU1_PRU_R31_0</text:p>
          </table:table-cell>
          <table:table-cell office:value-type="string">
            <text:p>PRU1</text:p>
          </table:table-cell>
          <table:table-cell office:value-type="string">
            <text:p>P8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R2</text:p>
          </table:table-cell>
          <table:table-cell office:value-type="string">
            <text:p>PR1_PRU1_PRU_R30_1/PR1_PRU1_PRU_R31_1</text:p>
          </table:table-cell>
          <table:table-cell office:value-type="string">
            <text:p>PRU1</text:p>
          </table:table-cell>
          <table:table-cell office:value-type="string">
            <text:p>P8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R3</text:p>
          </table:table-cell>
          <table:table-cell office:value-type="string">
            <text:p>PR1_PRU1_PRU_R30_2/PR1_PRU1_PRU_R31_2</text:p>
          </table:table-cell>
          <table:table-cell office:value-type="string">
            <text:p>PRU1</text:p>
          </table:table-cell>
          <table:table-cell office:value-type="string">
            <text:p>P8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R4</text:p>
          </table:table-cell>
          <table:table-cell office:value-type="string">
            <text:p>PR1_PRU1_PRU_R30_3/PR1_PRU1_PRU_R31_3</text:p>
          </table:table-cell>
          <table:table-cell office:value-type="string">
            <text:p>PRU1</text:p>
          </table:table-cell>
          <table:table-cell office:value-type="string">
            <text:p>P8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T1</text:p>
          </table:table-cell>
          <table:table-cell office:value-type="string">
            <text:p>PR1_PRU1_PRU_R30_4/PR1_PRU1_PRU_R31_4</text:p>
          </table:table-cell>
          <table:table-cell office:value-type="string">
            <text:p>PRU1</text:p>
          </table:table-cell>
          <table:table-cell office:value-type="string">
            <text:p>P8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T2</text:p>
          </table:table-cell>
          <table:table-cell office:value-type="string">
            <text:p>PR1_PRU1_PRU_R30_5/PR1_PRU1_PRU_R31_5</text:p>
          </table:table-cell>
          <table:table-cell office:value-type="string">
            <text:p>PRU1</text:p>
          </table:table-cell>
          <table:table-cell office:value-type="string">
            <text:p>P8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T3</text:p>
          </table:table-cell>
          <table:table-cell office:value-type="string">
            <text:p>PR1_PRU1_PRU_R30_6/PR1_PRU1_PRU_R31_6</text:p>
          </table:table-cell>
          <table:table-cell office:value-type="string">
            <text:p>PRU1</text:p>
          </table:table-cell>
          <table:table-cell office:value-type="string">
            <text:p>P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T4</text:p>
          </table:table-cell>
          <table:table-cell office:value-type="string">
            <text:p>PR1_PRU1_PRU_R30_7/PR1_PRU1_PRU_R31_7</text:p>
          </table:table-cell>
          <table:table-cell office:value-type="string">
            <text:p>PRU1</text:p>
          </table:table-cell>
          <table:table-cell office:value-type="string">
            <text:p>P8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V5</text:p>
          </table:table-cell>
          <table:table-cell office:value-type="string">
            <text:p>PR1_PRU1_PRU_R30_10/PR1_PRU1_PRU_R31_10</text:p>
          </table:table-cell>
          <table:table-cell office:value-type="string">
            <text:p>PRU1</text:p>
          </table:table-cell>
          <table:table-cell office:value-type="string">
            <text:p>P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U5</text:p>
          </table:table-cell>
          <table:table-cell office:value-type="string">
            <text:p>PR1_PRU1_PRU_R30_8/PR1_PRU1_PRU_R31_8</text:p>
          </table:table-cell>
          <table:table-cell office:value-type="string">
            <text:p>PRU1</text:p>
          </table:table-cell>
          <table:table-cell office:value-type="string">
            <text:p>P8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R5</text:p>
          </table:table-cell>
          <table:table-cell office:value-type="string">
            <text:p>PR1_PRU1_PRU_R30_9/PR1_PRU1_PRU_R31_9</text:p>
          </table:table-cell>
          <table:table-cell office:value-type="string">
            <text:p>PRU1</text:p>
          </table:table-cell>
          <table:table-cell office:value-type="string">
            <text:p>P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 table:visibility="filter">
          <table:table-cell office:value-type="string">
            <text:p>R6</text:p>
          </table:table-cell>
          <table:table-cell office:value-type="string">
            <text:p>PR1_PRU1_PRU_R30_11/PR1_PRU1_PRU_R31_11</text:p>
          </table:table-cell>
          <table:table-cell office:value-type="string">
            <text:p>PRU1</text:p>
          </table:table-cell>
          <table:table-cell office:value-type="string">
            <text:p>P8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A14</text:p>
          </table:table-cell>
          <table:table-cell office:value-type="string">
            <text:p>PR1_PRU0_PRU_R30_7/PR1_PRU0_PRU_R31_7</text:p>
          </table:table-cell>
          <table:table-cell office:value-type="string">
            <text:p>PRU0</text:p>
          </table:table-cell>
          <table:table-cell office:value-type="string">
            <text:p>P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A13</text:p>
          </table:table-cell>
          <table:table-cell office:value-type="string">
            <text:p>PR1_PRU0_PRU_R30_0/PR1_PRU0_PRU_R31_0</text:p>
          </table:table-cell>
          <table:table-cell office:value-type="string">
            <text:p>PRU0</text:p>
          </table:table-cell>
          <table:table-cell office:value-type="string">
            <text:p>P9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B13</text:p>
          </table:table-cell>
          <table:table-cell office:value-type="string">
            <text:p>PR1_PRU0_PRU_R30_1/PR1_PRU0_PRU_R31_1</text:p>
          </table:table-cell>
          <table:table-cell office:value-type="string">
            <text:p>PRU0</text:p>
          </table:table-cell>
          <table:table-cell office:value-type="string">
            <text:p>P9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12</text:p>
          </table:table-cell>
          <table:table-cell office:value-type="string">
            <text:p>PR1_PRU0_PRU_R30_2/PR1_PRU0_PRU_R31_2</text:p>
          </table:table-cell>
          <table:table-cell office:value-type="string">
            <text:p>PRU0</text:p>
          </table:table-cell>
          <table:table-cell office:value-type="string">
            <text:p>P9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12</text:p>
          </table:table-cell>
          <table:table-cell office:value-type="string">
            <text:p>PR1_PRU0_PRU_R30_3/PR1_PRU0_PRU_R31_3</text:p>
          </table:table-cell>
          <table:table-cell office:value-type="string">
            <text:p>PRU0</text:p>
          </table:table-cell>
          <table:table-cell office:value-type="string">
            <text:p>P9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B12(*)</text:p>
          </table:table-cell>
          <table:table-cell office:value-type="string">
            <text:p>PR1_PRU0_PRU_R30_4/PR1_PRU0_PRU_R31_4</text:p>
          </table:table-cell>
          <table:table-cell office:value-type="string">
            <text:p>PRU0</text:p>
          </table:table-cell>
          <table:table-cell table:number-columns-repeated="5"/>
        </table:table-row>
        <table:table-row table:style-name="ro2">
          <table:table-cell office:value-type="string">
            <text:p>C13</text:p>
          </table:table-cell>
          <table:table-cell office:value-type="string">
            <text:p>PR1_PRU0_PRU_R30_5/PR1_PRU0_PRU_R31_5</text:p>
          </table:table-cell>
          <table:table-cell office:value-type="string">
            <text:p>PRU0</text:p>
          </table:table-cell>
          <table:table-cell office:value-type="string">
            <text:p>P9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13(*)</text:p>
          </table:table-cell>
          <table:table-cell office:value-type="string">
            <text:p>PR1_PRU0_PRU_R30_6/PR1_PRU0_PRU_R31_6</text:p>
          </table:table-cell>
          <table:table-cell office:value-type="string">
            <text:p>PRU0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3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P8</text:p>
          </table:table-cell>
          <table:table-cell table:number-columns-repeated="3"/>
          <table:table-cell office:value-type="string">
            <text:p>P9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A1:Sheet1.C39" table:display-filter-buttons="true">
          <table:filter>
            <table:filter-condition table:field-number="2" table:value="PRU0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07/27/2012</text:date>, <text:time>15:2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u Shirui</meta:initial-creator>
    <meta:creation-date>2012-07-19T07:59:20.23</meta:creation-date>
    <meta:generator>OpenOffice.org/3.4$Win32 OpenOffice.org_project/340m1$Build-9590</meta:generator>
    <dc:date>2012-07-27T15:25:55.14</dc:date>
    <dc:creator>Xu Shirui</dc:creator>
    <meta:editing-duration>P3DT7H18M35S</meta:editing-duration>
    <meta:editing-cycles>8</meta:editing-cycles>
    <meta:document-statistic meta:table-count="3" meta:cell-count="199" meta:object-count="0"/>
  </office:meta>
</office:document-meta>
</file>